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rsid="00088d7d" officeooo:paragraph-rsid="00088d7d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0aa43d" officeooo:paragraph-rsid="0013300d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0aa43d" officeooo:paragraph-rsid="0014b30f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aa43d" officeooo:paragraph-rsid="0016342f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aa43d" officeooo:paragraph-rsid="0017889b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aa43d" officeooo:paragraph-rsid="000aa43d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aa43d" officeooo:paragraph-rsid="000aa43d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20c6b9" officeooo:paragraph-rsid="0020c6b9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20c6b9" officeooo:paragraph-rsid="0024eeb6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24eeb6" officeooo:paragraph-rsid="0024eeb6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25de6b" officeooo:paragraph-rsid="0025de6b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262ea8" officeooo:paragraph-rsid="00262ea8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officeooo:paragraph-rsid="002703df"/>
    </style:style>
    <style:style style:name="P14" style:family="paragraph" style:parent-style-name="Standard">
      <style:paragraph-properties fo:text-align="justify" style:justify-single-word="false"/>
      <style:text-properties fo:color="#0000ff" fo:font-size="14pt" fo:font-weight="bold" officeooo:rsid="0025de6b" officeooo:paragraph-rsid="0025de6b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ff" fo:font-size="14pt" fo:font-weight="bold" officeooo:rsid="0025de6b" officeooo:paragraph-rsid="0025de6b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rsid="00285b94" officeooo:paragraph-rsid="00285b94"/>
    </style:style>
    <style:style style:name="P17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0262ea8" officeooo:paragraph-rsid="00262ea8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0262ea8" officeooo:paragraph-rsid="00285b94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0285b94" officeooo:paragraph-rsid="00285b94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0262ea8" officeooo:paragraph-rsid="00262ea8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0285b94" officeooo:paragraph-rsid="00285b94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3333ff" fo:font-size="14pt" fo:font-weight="bold" officeooo:rsid="00262ea8" officeooo:paragraph-rsid="00262ea8" fo:background-color="transparent" style:font-size-asian="14pt" style:font-weight-asian="bold" style:font-size-complex="14pt" style:font-weight-complex="bold"/>
    </style:style>
    <style:style style:name="T1" style:family="text">
      <style:text-properties officeooo:rsid="0009254d"/>
    </style:style>
    <style:style style:name="T2" style:family="text">
      <style:text-properties officeooo:rsid="000bfa18"/>
    </style:style>
    <style:style style:name="T3" style:family="text">
      <style:text-properties officeooo:rsid="000d4881"/>
    </style:style>
    <style:style style:name="T4" style:family="text">
      <style:text-properties officeooo:rsid="0014b30f"/>
    </style:style>
    <style:style style:name="T5" style:family="text">
      <style:text-properties officeooo:rsid="0016a231"/>
    </style:style>
    <style:style style:name="T6" style:family="text">
      <style:text-properties officeooo:rsid="0016a2f6"/>
    </style:style>
    <style:style style:name="T7" style:family="text">
      <style:text-properties officeooo:rsid="0017889b"/>
    </style:style>
    <style:style style:name="T8" style:family="text">
      <style:text-properties officeooo:rsid="00230cb4"/>
    </style:style>
    <style:style style:name="T9" style:family="text">
      <style:text-properties officeooo:rsid="00240fbc"/>
    </style:style>
    <style:style style:name="T10" style:family="text">
      <style:text-properties officeooo:rsid="0025de6b"/>
    </style:style>
    <style:style style:name="T11" style:family="text">
      <style:text-properties officeooo:rsid="00262ea8"/>
    </style:style>
    <style:style style:name="T12" style:family="text">
      <style:text-properties officeooo:rsid="002703df"/>
    </style:style>
    <style:style style:name="T13" style:family="text">
      <style:text-properties fo:color="#0000ff" fo:font-size="14pt" fo:font-weight="bold" officeooo:rsid="002703df" style:font-size-asian="14pt" style:font-weight-asian="bold" style:font-size-complex="14pt" style:font-weight-complex="bold"/>
    </style:style>
    <style:style style:name="T14" style:family="text">
      <style:text-properties officeooo:rsid="00285b94"/>
    </style:style>
    <style:style style:name="T15" style:family="text">
      <style:text-properties officeooo:rsid="002b4140"/>
    </style:style>
    <style:style style:name="T16" style:family="text">
      <style:text-properties officeooo:rsid="002cfa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od morning everybody!</text:p>
      <text:p text:style-name="P1"/>
      <text:p text:style-name="P1"/>
      <text:p text:style-name="P1">It is a pleasure to be here in front of all of you, to be honest I did not expect this much of people, but <text:s/>let’s see in what way I can handdle this.</text:p>
      <text:p text:style-name="P1"/>
      <text:p text:style-name="P1"><text:span text:style-name="T1">This morning ,</text:span> I will talk about my final project, the tittle is called “Part localization for robotic manipulation”</text:p>
      <text:p text:style-name="P7"/>
      <text:p text:style-name="P7"/>
      <text:p text:style-name="P14">Slide 0<text:span text:style-name="T14">2</text:span>:</text:p>
      <text:p text:style-name="P11"/>
      <text:p text:style-name="P4"><text:span text:style-name="T2">I think here most of the people are aware that the new </text:span>generation of collaborative robot <text:span text:style-name="T2">working side by side </text:span>with <text:s/>humans <text:span text:style-name="T2">is enevitable</text:span>. <text:span text:style-name="T2">For example: <text:s/>a </text:span>YuMi robot, a dual 7-DOF robot arms designed for precise manipulation of small objects <text:span text:style-name="T2">is already <text:s text:c="2"/>available in the market</text:span>. <text:span text:style-name="T2">But in order to introduce this </text:span>robot in the industry, some methods and sensors systems have to be developed to allow them to <text:span text:style-name="T3">execute a </text:span>task such as grasping a specific object. </text:p>
      <text:p text:style-name="P4"/>
      <text:p text:style-name="P4">If the robot wants to grasp an object, it has to localize the object relative to <text:span text:style-name="T5">its base coordinate system</text:span>. This is a task of object recognition in computer vision, the art of localizing predefined objects in image sensor data. </text:p>
      <text:p text:style-name="P2"/>
      <text:p text:style-name="P5"><text:span text:style-name="T6">So, we suggest </text:span>a pipeline for object recognition of a single isolated model in point cloud. The system uses point cloud data generated from a 3D CAD model and describes its characteristics using local feature descriptors. These are then matched with the descriptors of the point cloud data from the scene to find the 6-DoF pose of the model in the robot coordinate frame. This initial pose estimation is then refined by a registration method such as ICP. <text:s text:c="2"/><text:span text:style-name="T7">A</text:span> robot-camera calibration is <text:span text:style-name="T4">must and it is executed in advance</text:span>.</text:p>
      <text:p text:style-name="P3"/>
      <text:p text:style-name="P5">The contributions of this <text:span text:style-name="T7">individual project </text:span>are as follows: The system uses FPFH (Fast Point Feature Histogram) for describing the local region and a hypothesize-and-test paradigm, <text:span text:style-name="T7">such as </text:span>RANSAC in the matching process.</text:p>
      <text:p text:style-name="P5"/>
      <text:p text:style-name="P5">In contrast to several approaches, those whose rely on Point Pair Features as feature</text:p>
      <text:p text:style-name="P6">descriptors and a geometry hashing, <text:span text:style-name="T7">such as </text:span>voting-scheme <text:span text:style-name="T7">in the </text:span>matching process.</text:p>
      <text:p text:style-name="P6"/>
      <text:p text:style-name="P6"/>
      <text:p text:style-name="P8">So, <text:s/>with the introduction said, we can state the goals of my final project.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15">Slide <text:span text:style-name="T14">03</text:span>:</text:p>
      <text:p text:style-name="P9">The <text:span text:style-name="T8">ultimate goal is to </text:span>come out with a method to localized an isolated object, but in order to accomplish this, a suitable robot-camera calibration need<text:span text:style-name="T8">ed to be done in advance</text:span>. So behind the scence a development of the robot-camera calibration <text:span text:style-name="T9">is also done</text:span>.</text:p>
      <text:p text:style-name="P9"/>
      <text:p text:style-name="P10">According to the suggestion of my supervisor, the idea <text:s/>was to use a method already developed in the open source community in order to jump directly to the main target of my <text:span text:style-name="T11">final</text:span> project.</text:p>
      <text:p text:style-name="P10"/>
      <text:p text:style-name="P10">We tried several method already a<text:span text:style-name="T10">v</text:span>ailable on gitHub reposit<text:span text:style-name="T11">o</text:span>ry, but it was hard to make it work. <text:span text:style-name="T11">No enough information and difficult to understand the code available.</text:span></text:p>
      <text:p text:style-name="P10"/>
      <text:p text:style-name="P22">Slide 0<text:span text:style-name="T14">4</text:span>:</text:p>
      <text:p text:style-name="P20"/>
      <text:p text:style-name="P21">The task of estimating the pose of a calibrated camera given a set of n 3D points relative to a world and their corresponding 2D projections on the image plane is a fundamental and well-understood topic in computer vision, and it is referred to as a Perspective-n-Point problem in most of the literature.</text:p>
      <text:p text:style-name="P21">OpenCV provides several methods to solve the Perspective-n-Point problem which returns R (rotation) and t (translation).</text:p>
      <text:p text:style-name="P17"/>
      <text:p text:style-name="P18"/>
      <text:p text:style-name="P13"><text:span text:style-name="T13">remarks: </text:span>Compute extrinsic parameters given intrinsic parameters, a few 3D points, and their projections. <text:span text:style-name="T12">This is called in computer vision as PnP problem, the lgorithm is already implemente in the OpenCV library.</text:span></text:p>
      <text:p text:style-name="P13"/>
      <text:p text:style-name="P13"/>
      <text:p text:style-name="P16">Slide 0<text:span text:style-name="T16">5</text:span>:</text:p>
      <text:p text:style-name="P12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1:26:26.662940472</meta:creation-date>
    <dc:date>2019-06-09T14:53:10.940259888</dc:date>
    <meta:editing-duration>PT1H16M16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2" meta:paragraph-count="20" meta:word-count="551" meta:character-count="3244" meta:non-whitespace-character-count="2702"/>
  </office:meta>
</office:document-meta>
</file>